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3C0000026D70D96EC6B9D30AF6.png" manifest:media-type="image/png"/>
  <manifest:file-entry manifest:full-path="Pictures/10000000000004220000031A0AF85F1C071E4B8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draw:fill-color="#f58220"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1" style:family="paragraph">
      <style:text-properties fo:color="#ffffff"/>
    </style:style>
    <style:style style:name="P2" style:family="paragraph">
      <loext:graphic-properties draw:fill-color="#ffffff"/>
      <style:text-properties fo:color="#ffffff"/>
    </style:style>
    <style:style style:name="P3" style:family="paragraph">
      <loext:graphic-properties draw:fill-color="#ffffff"/>
    </style:style>
    <style:style style:name="P4" style:family="paragraph">
      <loext:graphic-properties draw:fill-color="#f5822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cm" svg:y="3cm" presentation:class="title">
          <draw:text-box>
            <text:p>REST-API on a DOCKER</text:p>
          </draw:text-box>
        </draw:frame>
        <draw:frame presentation:style-name="pr2" draw:text-style-name="P2" draw:layer="layout" svg:width="25.199cm" svg:height="10.2cm" svg:x="1.4cm" svg:y="8.8cm" presentation:class="subtitle" presentation:user-transformed="true">
          <draw:text-box>
            <text:p text:style-name="P1">Ishan Anand</text:p>
            <text:p text:style-name="P1">Internet Computing Project -5 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Data Model </text:p>
          </draw:text-box>
        </draw:frame>
        <draw:frame presentation:style-name="pr5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de a class “Suit” with the attributes associated with GET-Routes</text:p>
              </text:list-item>
              <text:list-item>
                <text:p><text:s text:c="4"/>model</text:p>
              </text:list-item>
              <text:list-item>
                <text:p><text:s text:c="4"/>status</text:p>
              </text:list-item>
              <text:list-item>
                <text:p><text:s text:c="4"/>first_appearance</text:p>
              </text:list-item>
              <text:list-item>
                <text:p><text:s text:c="4"/>image_file</text:p>
              </text:list-item>
              <text:list-item>
                <text:p><text:s text:c="4"/>video_file</text:p>
              </text:list-item>
              <text:list-item>
                <text:p><text:s text:c="4"/>Description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2T20:24:27.875317586</meta:creation-date>
    <meta:editing-duration>PT14M2S</meta:editing-duration>
    <meta:editing-cycles>2</meta:editing-cycles>
    <meta:generator>LibreOffice/6.0.7.3$Linux_X86_64 LibreOffice_project/00m0$Build-3</meta:generator>
    <dc:title>Blueprint Plans</dc:title>
    <dc:date>2019-12-12T20:48:50.509835246</dc:date>
    <meta:document-statistic meta:object-count="40"/>
  </office:meta>
</office:document-meta>
</file>